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InterfaceDefaultMethodsTests.getExpect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InterfaceDefaultMethodsTests.getExpectedNum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